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9f7d" officeooo:paragraph-rsid="00079f7d"/>
    </style:style>
    <style:style style:name="P2" style:family="paragraph" style:parent-style-name="Standard">
      <style:text-properties officeooo:rsid="000900b1" officeooo:paragraph-rsid="000900b1"/>
    </style:style>
    <style:style style:name="P3" style:family="paragraph" style:parent-style-name="Standard" style:list-style-name="L1">
      <style:text-properties officeooo:rsid="000c4c8e" officeooo:paragraph-rsid="000c4c8e"/>
    </style:style>
    <style:style style:name="P4" style:family="paragraph" style:parent-style-name="Standard" style:list-style-name="L1">
      <style:text-properties officeooo:rsid="000dbf97" officeooo:paragraph-rsid="000dbf97"/>
    </style:style>
    <style:style style:name="P5" style:family="paragraph" style:parent-style-name="Standard" style:list-style-name="L1">
      <style:text-properties officeooo:rsid="0011c4ff" officeooo:paragraph-rsid="0011c4ff"/>
    </style:style>
    <style:style style:name="P6" style:family="paragraph" style:parent-style-name="Standard" style:list-style-name="L1">
      <style:text-properties officeooo:rsid="0013e5f6" officeooo:paragraph-rsid="0013e5f6"/>
    </style:style>
    <style:style style:name="P7" style:family="paragraph" style:parent-style-name="Standard" style:list-style-name="L1">
      <style:text-properties officeooo:rsid="00157d63" officeooo:paragraph-rsid="00157d63"/>
    </style:style>
    <style:style style:name="P8" style:family="paragraph" style:parent-style-name="Standard" style:list-style-name="L1">
      <style:text-properties officeooo:rsid="00178ad7" officeooo:paragraph-rsid="00178ad7"/>
    </style:style>
    <style:style style:name="T1" style:family="text">
      <style:text-properties officeooo:rsid="00103a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2 Neural networks </text:p>
      <text:p text:style-name="P1"/>
      <text:p text:style-name="P1"/>
      <text:p text:style-name="P2">Supervised learning </text:p>
      <text:list xml:id="list46202944994312951" text:style-name="L1">
        <text:list-item>
          <text:p text:style-name="P3">Med gradient descent kan man bare garantere at man kommer til et lokalt minimum</text:p>
        </text:list-item>
        <text:list-item>
          <text:p text:style-name="P4">XOR problem </text:p>
          <text:list>
            <text:list-item>
              <text:p text:style-name="P4">Ikke <text:span text:style-name="T1">l</text:span>ineært separerbart </text:p>
            </text:list-item>
            <text:list-item>
              <text:p text:style-name="P5">For ikke-kontinuerlige problemer </text:p>
            </text:list-item>
            <text:list-item>
              <text:p text:style-name="P6">Det er som et tilfelle av xor, men man har kontinuerlig hvit støy lagt på den </text:p>
            </text:list-item>
          </text:list>
        </text:list-item>
        <text:list-item>
          <text:p text:style-name="P7">Hvert neuron gir et separerende hyperplan</text:p>
          <text:list>
            <text:list-item>
              <text:p text:style-name="P8">Med flere lag kan man løse XOR-problemet </text:p>
            </text:list-item>
          </text:list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10:16.231547719</meta:creation-date>
    <meta:generator>LibreOffice/5.1.6.2$Linux_X86_64 LibreOffice_project/10m0$Build-2</meta:generator>
    <dc:date>2019-03-01T10:58:30.373093569</dc:date>
    <meta:editing-duration>PT48M10S</meta:editing-duration>
    <meta:editing-cycles>14</meta:editing-cycles>
    <meta:document-statistic meta:table-count="0" meta:image-count="0" meta:object-count="0" meta:page-count="1" meta:paragraph-count="10" meta:word-count="65" meta:character-count="367" meta:non-whitespace-character-count="312"/>
  </office:meta>
</office:document-meta>
</file>